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>
            <text:p>Year</text:p>
          </table:table-cell>
          <table:table-cell table:style-name="Default" office:value-type="string">
            <text:p>Q1</text:p>
          </table:table-cell>
          <table:table-cell table:style-name="Default" office:value-type="string">
            <text:p>Q2</text:p>
          </table:table-cell>
          <table:table-cell table:style-name="Default" office:value-type="string">
            <text:p>Q3</text:p>
          </table:table-cell>
          <table:table-cell table:style-name="Default" office:value-type="string">
            <text:p>Q4</text:p>
          </table:table-cell>
          <table:table-cell office:value-type="string">
            <text:p>Average</text:p>
          </table:table-cell>
          <table:table-cell table:style-name="Default" office:value-type="string">
            <text:p>Pct B</text:p>
          </table:table-cell>
          <table:table-cell table:style-name="Default" office:value-type="string">
            <text:p>Bachelor's degree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525">
            <text:p>1525</text:p>
          </table:table-cell>
          <table:table-cell office:value-type="float" office:value="1547">
            <text:p>1547</text:p>
          </table:table-cell>
          <table:table-cell office:value-type="float" office:value="1556">
            <text:p>1556</text:p>
          </table:table-cell>
          <table:table-cell office:value-type="float" office:value="1547">
            <text:p>1547</text:p>
          </table:table-cell>
          <table:table-cell table:formula="of:=AVERAGE([.B2:.E2])" office:value-type="float" office:value="1543.75">
            <text:p>1543.75</text:p>
          </table:table-cell>
          <table:table-cell office:value-type="percentage" office:value="0.885">
            <text:p>88.50%</text:p>
          </table:table-cell>
          <table:table-cell table:formula="of:=ROUND([.F2]*[.G2];2)" office:value-type="float" office:value="1366.22">
            <text:p>1366.22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1621">
            <text:p>1621</text:p>
          </table:table-cell>
          <table:table-cell office:value-type="float" office:value="1588">
            <text:p>1588</text:p>
          </table:table-cell>
          <table:table-cell office:value-type="float" office:value="1620">
            <text:p>1620</text:p>
          </table:table-cell>
          <table:table-cell office:value-type="float" office:value="1608">
            <text:p>1608</text:p>
          </table:table-cell>
          <table:table-cell table:formula="of:=AVERAGE([.B3:.E3])" office:value-type="float" office:value="1609.25">
            <text:p>1609.25</text:p>
          </table:table-cell>
          <table:table-cell office:value-type="percentage" office:value="0.885">
            <text:p>88.50%</text:p>
          </table:table-cell>
          <table:table-cell table:formula="of:=ROUND([.F3]*[.G3];2)" office:value-type="float" office:value="1424.19">
            <text:p>1424.19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1680">
            <text:p>1680</text:p>
          </table:table-cell>
          <table:table-cell office:value-type="float" office:value="1684">
            <text:p>1684</text:p>
          </table:table-cell>
          <table:table-cell office:value-type="float" office:value="1697">
            <text:p>1697</text:p>
          </table:table-cell>
          <table:table-cell office:value-type="float" office:value="1705">
            <text:p>1705</text:p>
          </table:table-cell>
          <table:table-cell table:formula="of:=AVERAGE([.B4:.E4])" office:value-type="float" office:value="1691.5">
            <text:p>1691.5</text:p>
          </table:table-cell>
          <table:table-cell office:value-type="percentage" office:value="0.885">
            <text:p>88.50%</text:p>
          </table:table-cell>
          <table:table-cell table:formula="of:=ROUND([.F4]*[.G4];2)" office:value-type="float" office:value="1496.98">
            <text:p>1496.9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8:1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3:04:24.18</meta:creation-date>
    <dc:date>2026-03-02T18:13:41.75</dc:date>
    <dc:creator>Scott  Morgan</dc:creator>
    <meta:editing-duration>PT6M11S</meta:editing-duration>
    <meta:editing-cycles>1</meta:editing-cycles>
    <meta:generator>OpenOffice/4.1.16$Win32 OpenOffice.org_project/4116m3$Build-9816</meta:generator>
    <meta:document-statistic meta:table-count="3" meta:cell-count="32" meta:object-count="0"/>
  </office:meta>
</office:document-meta>
</file>